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/>
    </style:style>
    <style:style style:name="P6" style:family="paragraph" style:parent-style-name="Text_20_body" style:list-style-name="L2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1" style:family="text">
      <style:text-properties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tyresystemkernen og interrupts</text:h>
      <text:p text:style-name="P1">(Kursusgang 9 og 10)</text:p>
      <text:list xml:id="list40715005" text:style-name="L1">
        <text:list-item>
          <text:p text:style-name="P3">User- og kernel-mode.</text:p>
        </text:list-item>
        <text:list-item>
          <text:p text:style-name="P3">Exception (fault, traps, interrupts).</text:p>
        </text:list-item>
        <text:list-item>
          <text:p text:style-name="P3">I/O (specielt: interruptbaseret I/O).</text:p>
        </text:list-item>
        <text:list-item>
          <text:p text:style-name="P3">Håndteringaf systemkald.</text:p>
        </text:list-item>
        <text:list-item>
          <text:p text:style-name="P3">Proces- og tråd-realisering.</text:p>
        </text:list-item>
        <text:list-item>
          <text:p text:style-name="P3">Schedulering.</text:p>
        </text:list-item>
      </text:list>
      <text:p text:style-name="P1"/>
      <text:p text:style-name="P1">Denition og forklaring (exceptions, traps, faults), realisering af systemkald, modeskift, kontekstskift, interruptstyret I/O (vs. anden I/O)</text:p>
      <text:p text:style-name="P1">Side 165 og frem.</text:p>
      <text:p text:style-name="P1"/>
      <text:h text:style-name="P8" text:outline-level="3"><text:bookmark text:name="internal-source-marker_0.3373906852730949"/>9. Interrupts og styresystemkernen</text:h>
      <text:list xml:id="list40693953" text:style-name="L2">
        <text:list-item>
          <text:p text:style-name="P4">User og kernel-mode (side 171)</text:p>
          <text:list>
            <text:list-item>
              <text:p text:style-name="P4">Hardware løsning til at sikre styresystemets “privatliv”</text:p>
              <text:list>
                <text:list-item>
                  <text:p text:style-name="P4">User-mode: til “almindelige” programmer</text:p>
                  <text:list>
                    <text:list-item>
                      <text:p text:style-name="P4">Alle system kald i user-mode generer en exception</text:p>
                    </text:list-item>
                  </text:list>
                </text:list-item>
                <text:list-item>
                  <text:p text:style-name="P4">Kernel-mode: til styresystemet</text:p>
                </text:list-item>
              </text:list>
            </text:list-item>
            <text:list-item>
              <text:p text:style-name="P4">Kommunikation mellem user-mode og kernel-mode foregår med exceptions</text:p>
              <text:list>
                <text:list-item>
                  <text:p text:style-name="P4">Primært kontrol kummunikation</text:p>
                </text:list-item>
                <text:list-item>
                  <text:p text:style-name="P4">Data udvæksles via shared memory</text:p>
                </text:list-item>
              </text:list>
            </text:list-item>
            <text:list-item>
              <text:p text:style-name="P4">Systemkald</text:p>
              <text:list>
                <text:list-item>
                  <text:p text:style-name="P4">Fordi</text:p>
                  <text:list>
                    <text:list-item>
                      <text:p text:style-name="P4">Processer ikke kan skrive til styresystemets hukommelse</text:p>
                    </text:list-item>
                    <text:list-item>
                      <text:p text:style-name="P4">Processer ikke kan udføre kald til styresystemets kode</text:p>
                    </text:list-item>
                    <text:list-item>
                      <text:p text:style-name="P4">Processer ikke kan skifte processoren til kernel-mode</text:p>
                    </text:list-item>
                  </text:list>
                </text:list-item>
                <text:list-item>
                  <text:p text:style-name="P4">Styresystemets “værktøjskasse” og/eller interface til (system-)programmøren</text:p>
                </text:list-item>
                <text:list-item>
                  <text:p text:style-name="P4">Systemkald tilbyder generelle services:</text:p>
                  <text:list>
                    <text:list-item>
                      <text:p text:style-name="P4">Oprettelse af vinduer</text:p>
                    </text:list-item>
                    <text:list-item>
                      <text:p text:style-name="P4">Adgang til filsystem, netværk, mus etc.</text:p>
                    </text:list-item>
                  </text:list>
                </text:list-item>
                <text:list-item>
                  <text:p text:style-name="P4">Systemkald implementeres ved at udløse en trap</text:p>
                </text:list-item>
                <text:list-item>
                  <text:p text:style-name="P4">Nogle arkitekturer har en specialiseret instruktion til systemkald</text:p>
                </text:list-item>
                <text:list-item>
                  <text:p text:style-name="P4">Systemkald er nummerede</text:p>
                </text:list-item>
                <text:list-item>
                  <text:p text:style-name="P4">CPU register bruges til at udpege den ønskede funktion</text:p>
                </text:list-item>
                <text:list-item>
                  <text:p text:style-name="P4">Parameter udføres via registre enten    direkte eller indirekte som en adresse der peger på en parameteblok</text:p>
                </text:list-item>
                <text:list-item>
                  <text:p text:style-name="P4">Kernen skal validere alle parametre (da kernen har fuld adgang til alt)</text:p>
                  <text:list>
                    <text:list-item>
                      <text:p text:style-name="P5"><text:span text:style-name="T1">Pointere skal pege på hukommelsen der må tilgås af processen</text:span><text:soft-page-break/><draw:frame draw:style-name="fr1" draw:name="grafik1" text:anchor-type="as-char" svg:width="11.139cm" svg:height="6.482cm" draw:z-index="0"><draw:image xlink:href="https://lh3.googleusercontent.com/ngiRgnvQnFLNXA0fWvmF25vNgvZJk4_-HrEByT-TQKHC1Sd_rOKaKiij6Ne9L6pXjbLukdKMiBFj2tV0PKn6YQ8zWpSsFF6LM_DuIRzsXzIzISOBK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  <text:p text:style-name="P5"><text:span text:style-name="T1"/></text:p>
        </text:list-item>
        <text:list-item>
          <text:p text:style-name="P5"><text:span text:style-name="T1">Exception (s. 171-177)</text:span><draw:frame draw:style-name="fr2" draw:name="grafik2" text:anchor-type="as-char" svg:y="-2.327cm" svg:width="12.488cm" svg:height="1.879cm" draw:z-index="2"><draw:image xlink:href="https://lh6.googleusercontent.com/tZa_SKu62YYAsjrMYGCZc2fdUE4RFp3MjytCzcnvnGvXN_Aogx7HnR4zb_wifb-XAqjpmGti15d2JPtZWxodlb5EPgsrekuR2UX2KK2PF17rEE-Yog" xlink:type="simple" xlink:show="embed" xlink:actuate="onLoad"/></draw:frame></text:p>
          <text:list>
            <text:list-item>
              <text:p text:style-name="P4">Opdeles i tre klasser</text:p>
              <text:list>
                <text:list-item>
                  <text:p text:style-name="P4">Fault (Før eller under eksekvering)</text:p>
                  <text:list>
                    <text:list-item>
                      <text:p text:style-name="P4">Genereres ved pludselige opståede fejl</text:p>
                      <text:list>
                        <text:list-item>
                          <text:p text:style-name="P4">Division by zero</text:p>
                        </text:list-item>
                        <text:list-item>
                          <text:p text:style-name="P4">Brug af illegale instruktioner</text:p>
                        </text:list-item>
                        <text:list-item>
                          <text:p text:style-name="P4">Utilstrækkelige rettigheder</text:p>
                        </text:list-item>
                      </text:list>
                    </text:list-item>
                  </text:list>
                </text:list-item>
                <text:list-item>
                  <text:p text:style-name="P4">Traps (efter eksekvering)</text:p>
                  <text:list>
                    <text:list-item>
                      <text:p text:style-name="P4">En fault der aldrig kan give et rigtigt resultat (its a trap)</text:p>
                    </text:list-item>
                    <text:list-item>
                      <text:p text:style-name="P4">Software interrupts/trap instruktioner fx. suspend</text:p>
                    </text:list-item>
                    <text:list-item>
                      <text:p text:style-name="P4">Bruges til at implementere systemkald </text:p>
                      <text:list>
                        <text:list-item>
                          <text:p text:style-name="P4">Skriv noget til HDD</text:p>
                        </text:list-item>
                        <text:list-item>
                          <text:p text:style-name="P4">Tegn noget på skærmen</text:p>
                        </text:list-item>
                        <text:list-item>
                          <text:p text:style-name="P4">Åben et dokument</text:p>
                        </text:list-item>
                      </text:list>
                    </text:list-item>
                  </text:list>
                </text:list-item>
                <text:list-item>
                  <text:p text:style-name="P4">Interrupts</text:p>
                  <text:list>
                    <text:list-item>
                      <text:p text:style-name="P4">Exceptions genereret af hardwaren (uden for CPU’en)</text:p>
                    </text:list-item>
                    <text:list-item>
                      <text:p text:style-name="P4">Interrupts er, i reglen, uforudsigelige</text:p>
                    </text:list-item>
                    <text:list-item>
                      <text:p text:style-name="P4">Afbryder kørende programmer og aktivere en “interrupt serivce rutine” i styresystemet</text:p>
                    </text:list-item>
                    <text:list-item>
                      <text:p text:style-name="P4">Kan deaktiveres med en særlig funktion</text:p>
                      <text:list>
                        <text:list-item>
                          <text:p text:style-name="P4">Interrups deaktiveres for at beskytte en interrupt handler, så den ikke afbrydes af en tilsvarende interrupt</text:p>
                        </text:list-item>
                      </text:list>
                    </text:list-item>
                    <text:list-item>
                      <text:p text:style-name="P4">Bruges til I/O uden polling</text:p>
                      <text:list>
                        <text:list-item>
                          <text:p text:style-name="P4">Polling = while(true) do “Sker der noget med musen”</text:p>
                        </text:list-item>
                      </text:list>
                    </text:list-item>
                    <text:list-item>
                      <text:p text:style-name="P4">Processkift kan aktiveres af timerinterrupt</text:p>
                      <text:list>
                        <text:list-item>
                          <text:p text:style-name="P4">De fleste systemer har en timer, som kan generere interrupts</text:p>
                        </text:list-item>
                      </text:list>
                    </text:list-item>
                    <text:list-item>
                      <text:p text:style-name="P4">Hardware kan signalere fejlsituationer</text:p>
                    </text:list-item>
                  </text:list>
                </text:list-item>
              </text:list>
            </text:list-item>
            <text:list-item>
              <text:p text:style-name="P4">Som regel: et lille antal forskellige exceptions (kendt på forhånd)</text:p>
            </text:list-item>
            <text:list-item>
              <text:p text:style-name="P4">I/O (interruptbaseret I/O)</text:p>
              <text:list>
                <text:list-item>
                  <text:p text:style-name="P4">Keyboardet</text:p>
                </text:list-item>
                <text:list-item>
                  <text:p text:style-name="P4">Musen</text:p>
                </text:list-item>
              </text:list>
            </text:list-item>
          </text:list>
        </text:list-item>
        <text:list-item>
          <text:p text:style-name="P4">Interrupt Service Runtime</text:p>
          <text:list>
            <text:list-item>
              <text:p text:style-name="P4">Rutine som kaldt af hardwaren, ved hver interrupt</text:p>
            </text:list-item>
          </text:list>
        </text:list-item>
        <text:list-item>
          <text:p text:style-name="P4">Schedulering</text:p>
          <text:list>
            <text:list-item>
              <text:p text:style-name="P4"><text:soft-page-break/>Vælger og skifter til andre tråde</text:p>
            </text:list-item>
            <text:list-item>
              <text:p text:style-name="P4">Simplest, er tur-baseret schedulering</text:p>
              <text:list>
                <text:list-item>
                  <text:p text:style-name="P4">En timer kører i systemet som laver et interrupt efter en bestemt tidperiode</text:p>
                  <text:list>
                    <text:list-item>
                      <text:p text:style-name="P4">Typisk 10 eller 20 millisekund</text:p>
                    </text:list-item>
                  </text:list>
                </text:list-item>
                <text:list-item>
                  <text:p text:style-name="P4">Hvis tråden stadig kører efter perioden, bliver tråden sat bagerst i køen</text:p>
                </text:list-item>
                <text:list-item>
                  <text:p text:style-name="P4">Det vil betyde at notepad altid får lige meget processor tid som browseren, selv om notepad måske ikke bliver brugt</text:p>
                </text:list-item>
                <text:list-item>
                  <text:p text:style-name="P4">Kan udvides til multiple køer for flere prioriteter</text:p>
                </text:list-item>
                <text:list-item>
                  <text:p text:style-name="P4">Dynamisk prioritering mulig ved at flytte tråde mellem køerne</text:p>
                </text:list-item>
              </text:list>
            </text:list-item>
            <text:list-item>
              <text:p text:style-name="P4">Lottery schedulering</text:p>
              <text:list>
                <text:list-item>
                  <text:p text:style-name="P4">Den tråd der har den lotteri seddel som er blevet trukket, har tur</text:p>
                </text:list-item>
                <text:list-item>
                  <text:p text:style-name="P4">Tråde der har høj prioritet får mange lotteri sedler (Prioritering)</text:p>
                </text:list-item>
                <text:list-item>
                  <text:p text:style-name="P4">Tråde kan handle med hinanden om sedler</text:p>
                </text:list-item>
                <text:list-item>
                  <text:p text:style-name="P4">Mulighed for fair fordeling af ressourcer imellem brugerne</text:p>
                </text:list-item>
              </text:list>
            </text:list-item>
            <text:list-item>
              <text:p text:style-name="P4">Dynamisk schedulering</text:p>
              <text:list>
                <text:list-item>
                  <text:p text:style-name="P4">Alle tråde tildeles quantum i forhold til deres statistiske prioritet</text:p>
                </text:list-item>
                <text:list-item>
                  <text:p text:style-name="P4">Kørende tråde bruger af deres quantum</text:p>
                </text:list-item>
                <text:list-item>
                  <text:p text:style-name="P4">Tråd med mest quantum tilbage vælges</text:p>
                </text:list-item>
                <text:list-item>
                  <text:p text:style-name="P5"><text:span text:style-name="T1">Når alle tråde i ready-tilstanden har brugt deres quantum gentages algoritmen</text:span><draw:frame draw:style-name="fr1" draw:name="grafik3" text:anchor-type="as-char" svg:width="8.943cm" svg:height="3.598cm" draw:z-index="1"><draw:image xlink:href="https://lh6.googleusercontent.com/5xqA9WFe_99AQTCgWb4z8ZkIeCr0qFh-TiV6P3z_29tKWGeiP_hZCPyQJUO9run0GtVozZHUJVuWKuMNAIUdEPD5M1qiIImbrNGbhdvyLGWSCQN5_w" xlink:type="simple" xlink:show="embed" xlink:actuate="onLoad"/></draw:frame></text:p>
                </text:list-item>
                <text:list-item>
                  <text:p text:style-name="P4">Ready to run</text:p>
                  <text:list>
                    <text:list-item>
                      <text:p text:style-name="P4">Ready-køen indeholder tråde der er klar til at blive kørt. Afhængig af scheduleringsprincip kan der være flere ready-køer</text:p>
                    </text:list-item>
                  </text:list>
                </text:list-item>
                <text:list-item>
                  <text:p text:style-name="P4">Blocked </text:p>
                  <text:list>
                    <text:list-item>
                      <text:p text:style-name="P4">Blokerede tråde ligger i en anden kø (typisk en kø per event type da lineær søgning i en lang kø er for langsom)</text:p>
                    </text:list-item>
                  </text:list>
                </text:list-item>
                <text:list-item>
                  <text:p text:style-name="P6">Eksempel: semaforer har en kø af tråde der blokerer (venter) på semaforen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M9S</meta:editing-duration>
    <meta:editing-cycles>7</meta:editing-cycles>
    <meta:generator>OpenOffice.org/3.3$Win32 OpenOffice.org_project/330m20$Build-9567</meta:generator>
    <dc:date>2011-06-09T21:01:47.91</dc:date>
    <dc:creator>Simon Frandsen</dc:creator>
    <meta:document-statistic meta:table-count="0" meta:image-count="3" meta:object-count="0" meta:page-count="3" meta:paragraph-count="90" meta:word-count="666" meta:character-count="4056"/>
    <meta:user-defined meta:name="Info 1"/>
    <meta:user-defined meta:name="Info 2"/>
    <meta:user-defined meta:name="Info 3"/>
    <meta:user-defined meta:name="Info 4"/>
  </office:meta>
</office:document-meta>
</file>